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list-style-name="WWNum3"/>
    <style:style style:name="P2" style:family="paragraph" style:parent-style-name="Standard" style:list-style-name="WWNum1"/>
    <style:style style:name="P3" style:family="paragraph" style:parent-style-name="Standard">
      <style:paragraph-properties fo:margin-left="0in" fo:margin-right="0in" fo:margin-top="0.0555in" fo:margin-bottom="0in" loext:contextual-spacing="false" fo:line-height="100%" fo:text-indent="0in" style:auto-text-indent="false"/>
    </style:style>
    <style:style style:name="P4" style:family="paragraph" style:parent-style-name="Standard">
      <style:paragraph-properties fo:margin-left="0in" fo:margin-right="0in" fo:margin-top="0.139in" fo:margin-bottom="0in" loext:contextual-spacing="false" fo:line-height="100%"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6aa84f" fo:font-style="italic" fo:font-weight="bold" style:font-style-asian="italic" style:font-weight-asian="bold"/>
    </style:style>
    <style:style style:name="P7" style:family="paragraph" style:parent-style-name="Standard">
      <style:paragraph-properties fo:margin-left="0.25in" fo:margin-right="0in" fo:margin-top="0.0417in" fo:margin-bottom="0in" loext:contextual-spacing="false" fo:line-height="100%" fo:text-indent="0in" style:auto-text-indent="false"/>
    </style:style>
    <style:style style:name="P8" style:family="paragraph" style:parent-style-name="Standard">
      <style:paragraph-properties fo:margin-left="0.25in" fo:margin-right="0in" fo:margin-top="0.0417in" fo:margin-bottom="0.0555in" loext:contextual-spacing="false" fo:line-height="100%" fo:text-indent="0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3">
      <style:paragraph-properties fo:margin-left="1.5in" fo:margin-right="0in" fo:text-indent="-0.25in" style:auto-text-indent="false"/>
    </style:style>
    <style:style style:name="P13" style:family="paragraph" style:parent-style-name="Standard" style:list-style-name="WWNum1">
      <style:paragraph-properties fo:margin-left="1.5in" fo:margin-right="0in" fo:text-indent="-0.25in" style:auto-text-indent="false"/>
    </style:style>
    <style:style style:name="P14" style:family="paragraph" style:parent-style-name="Standard" style:list-style-name="WWNum3">
      <style:paragraph-properties fo:margin-left="2in" fo:margin-right="0in" fo:text-indent="-0.25in" style:auto-text-indent="false"/>
    </style:style>
    <style:style style:name="P15" style:family="paragraph" style:parent-style-name="Standard" style:list-style-name="WWNum1">
      <style:paragraph-properties fo:margin-left="2in" fo:margin-right="0in" fo:text-indent="-0.25in" style:auto-text-indent="false"/>
    </style:style>
    <style:style style:name="P16" style:family="paragraph" style:parent-style-name="Standard">
      <style:paragraph-properties fo:margin-left="1.5in" fo:margin-right="0in" fo:text-indent="0in" style:auto-text-indent="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master-page-name="Standard">
      <style:paragraph-properties style:page-number="1"/>
    </style:style>
    <style:style style:name="P19" style:family="paragraph" style:parent-style-name="Heading_20_2">
      <style:paragraph-properties fo:margin-left="0.25in" fo:margin-right="0in" fo:text-indent="0in" style:auto-text-indent="false"/>
    </style:style>
    <style:style style:name="P20" style:family="paragraph" style:parent-style-name="Heading_20_2">
      <style:paragraph-properties fo:margin-left="0in" fo:margin-right="0in" fo:orphans="0" fo:widows="0" fo:text-indent="0in" style:auto-text-indent="false"/>
    </style:style>
    <style:style style:name="P21" style:family="paragraph">
      <loext:graphic-properties draw:fill="solid" draw:fill-color="#a0a0a0"/>
      <style:paragraph-properties fo:text-align="center"/>
    </style:style>
    <style:style style:name="T1" style:family="text">
      <style:text-properties fo:color="#4522a9" fo:font-size="18pt" fo:font-weight="bold" style:font-size-asian="18pt" style:font-weight-asian="bold" style:font-size-complex="18pt"/>
    </style:style>
    <style:style style:name="T2" style:family="text">
      <style:text-properties fo:font-size="8pt" fo:font-style="italic" style:font-size-asian="8pt" style:font-style-asian="italic" style:font-size-complex="8pt"/>
    </style:style>
    <style:style style:name="T3" style:family="text">
      <style:text-properties fo:color="#0000ee" style:text-underline-style="solid" style:text-underline-width="auto" style:text-underline-color="font-color"/>
    </style:style>
    <style:style style:name="T4" style:family="text">
      <style:text-properties fo:font-variant="normal" fo:text-transform="none" fo:color="#1155cc" style:text-line-through-style="none" style:text-line-through-type="none" style:text-position="0% 100%" style:font-name="Roboto" fo:font-size="10pt" fo:font-style="normal" style:text-underline-style="solid" style:text-underline-width="auto" style:text-underline-color="font-color" fo:font-weight="normal" style:font-name-asian="Roboto1" style:font-size-asian="10pt" style:font-style-asian="normal" style:font-weight-asian="normal" style:font-name-complex="Roboto1" style:font-size-complex="10pt" fo:background-color="#ffffff"/>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style:text-underline-style="solid" style:text-underline-width="auto" style:text-underline-color="font-color"/>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fo:color="#000000" fo:font-style="italic" style:font-style-asian="italic"/>
    </style:style>
    <style:style style:name="T10" style:family="text">
      <style:text-properties fo:color="#000000"/>
    </style:style>
    <style:style style:name="T11" style:family="text">
      <style:text-properties fo:color="#000000" style:text-underline-style="none"/>
    </style:style>
    <style:style style:name="T12" style:family="text">
      <style:text-properties fo:color="#6aa84f" fo:font-style="italic" fo:font-weight="bold" style:font-style-asian="italic" style:font-weight-asian="bold"/>
    </style:style>
    <style:style style:name="T13" style:family="text">
      <style:text-properties fo:font-style="italic" style:font-style-asian="italic"/>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Programming 2 Design - Detailed Week Breakdown</text:span></text:p>
      <text:p text:style-name="Standard"><text:span text:style-name="T2">Last updated: Dec 2022</text:span></text:p>
      <text:p text:style-name="Standard"><text:span text:style-name="T2">Link to Parent:</text:span><text:a xlink:type="simple" xlink:href="https://docs.google.com/document/d/1JNDIMPmrgNwRfWrgkhf17pKhOBvO1oKn8-IH4x4ws04/edit" text:style-name="ListLabel_20_28" text:visited-style-name="ListLabel_20_28"><text:span text:style-name="T3">Programming 2 Design Plan</text:span></text:a></text:p>
      <text:p text:style-name="Standard"><draw:rect text:anchor-type="as-char" style:rel-width="100%" draw:z-index="0" draw:style-name="gr1" draw:text-style-name="P21" svg:width="0.0012in" svg:height="0.0213in"><text:p/></draw:rect></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fciz4iucqb7d" text:style-name="Index_20_Link" text:visited-style-name="Index_20_Link"><text:span text:style-name="T4">Topic Checklist</text:span></text:a></text:p>
          <text:p text:style-name="P4"><text:a xlink:type="simple" xlink:href="#_x41xrda96122" text:style-name="Index_20_Link" text:visited-style-name="Index_20_Link"><text:span text:style-name="T4">Weeks</text:span></text:a></text:p>
          <text:p text:style-name="P7"><text:a xlink:type="simple" xlink:href="#_8woitbe5evgz" text:style-name="Index_20_Link" text:visited-style-name="Index_20_Link"><text:span text:style-name="T5">Week 1 Reading and Writing Data</text:span></text:a></text:p>
          <text:p text:style-name="P7"><text:a xlink:type="simple" xlink:href="#_r2f7ey37qrcm" text:style-name="Index_20_Link" text:visited-style-name="Index_20_Link"><text:span text:style-name="T5">Week 2 Classes and Objects</text:span></text:a></text:p>
          <text:p text:style-name="P7"><text:a xlink:type="simple" xlink:href="#_bjh6us82qih6" text:style-name="Index_20_Link" text:visited-style-name="Index_20_Link"><text:span text:style-name="T5">Week 3 Subclasses and Error-handling</text:span></text:a></text:p>
          <text:p text:style-name="P7"><text:a xlink:type="simple" xlink:href="#_2q6qeo70isig" text:style-name="Index_20_Link" text:visited-style-name="Index_20_Link"><text:span text:style-name="T5">Week 4 SQL and Data Visualization</text:span></text:a></text:p>
          <text:p text:style-name="P7"><text:a xlink:type="simple" xlink:href="#_pxjt1ht2f4yr" text:style-name="Index_20_Link" text:visited-style-name="Index_20_Link"><text:span text:style-name="T5">Week 5 (Midterm Project)</text:span></text:a></text:p>
          <text:p text:style-name="P7"><text:a xlink:type="simple" xlink:href="#_t2vjn633g949" text:style-name="Index_20_Link" text:visited-style-name="Index_20_Link"><text:span text:style-name="T5">Week 6 Debugging</text:span></text:a></text:p>
          <text:p text:style-name="P7"><text:a xlink:type="simple" xlink:href="#_ixqtullhibjq" text:style-name="Index_20_Link" text:visited-style-name="Index_20_Link"><text:span text:style-name="T5">Week 7 Tests and Refactoring</text:span></text:a></text:p>
          <text:p text:style-name="P7"><text:a xlink:type="simple" xlink:href="#_8fagcz49j8qc" text:style-name="Index_20_Link" text:visited-style-name="Index_20_Link"><text:span text:style-name="T5">Week 8 Abstraction</text:span></text:a></text:p>
          <text:p text:style-name="P7"><text:a xlink:type="simple" xlink:href="#_b2obouvtxg38" text:style-name="Index_20_Link" text:visited-style-name="Index_20_Link"><text:span text:style-name="T5">Week 9 Advanced Topics</text:span></text:a></text:p>
          <text:p text:style-name="P7"><text:a xlink:type="simple" xlink:href="#_maybsvgjcv8g" text:style-name="Index_20_Link" text:visited-style-name="Index_20_Link"><text:span text:style-name="T5">Week 10 (Final Project)</text:span></text:a></text:p>
          <text:p text:style-name="P4"><text:a xlink:type="simple" xlink:href="#_s7e34xufiwf" text:style-name="Index_20_Link" text:visited-style-name="Index_20_Link"><text:span text:style-name="T5">Weeks</text:span></text:a></text:p>
          <text:p text:style-name="P7"><text:a xlink:type="simple" xlink:href="#_gr0ttoqkvklw" text:style-name="Index_20_Link" text:visited-style-name="Index_20_Link"><text:span text:style-name="T4">Week 3 Subclasses and Error-handling</text:span></text:a></text:p>
          <text:p text:style-name="P7"><text:a xlink:type="simple" xlink:href="#_9r1o70yns05j" text:style-name="Index_20_Link" text:visited-style-name="Index_20_Link"><text:span text:style-name="T4">Week 4 SQL and Data Visualization</text:span></text:a></text:p>
          <text:p text:style-name="P7"><text:a xlink:type="simple" xlink:href="#_hvmai4tbcfk4" text:style-name="Index_20_Link" text:visited-style-name="Index_20_Link"><text:span text:style-name="T4">Week 5 (Midterm Project)</text:span></text:a></text:p>
          <text:p text:style-name="P7"><text:soft-page-break/><text:a xlink:type="simple" xlink:href="#_acewf9r2f2mg" text:style-name="Index_20_Link" text:visited-style-name="Index_20_Link"><text:span text:style-name="T4">Week 6 Debugging</text:span></text:a></text:p>
          <text:p text:style-name="P7"><text:a xlink:type="simple" xlink:href="#_e0cs11wfisnr" text:style-name="Index_20_Link" text:visited-style-name="Index_20_Link"><text:span text:style-name="T4">Week 7 Tests and Refactoring</text:span></text:a></text:p>
          <text:p text:style-name="P7"><text:a xlink:type="simple" xlink:href="#_9v9w4azgylkg" text:style-name="Index_20_Link" text:visited-style-name="Index_20_Link"><text:span text:style-name="T4">Week 8 Abstraction</text:span></text:a></text:p>
          <text:p text:style-name="P7"><text:a xlink:type="simple" xlink:href="#_1n3terymlhik" text:style-name="Index_20_Link" text:visited-style-name="Index_20_Link"><text:span text:style-name="T4">Week 9 Advanced Topics</text:span></text:a></text:p>
          <text:p text:style-name="P8"><text:a xlink:type="simple" xlink:href="#_emdhzistqoqx" text:style-name="Index_20_Link" text:visited-style-name="Index_20_Link"><text:span text:style-name="T4">Week 10 (Final Project)</text:span></text:a></text:p>
        </text:index-body>
      </text:table-of-content>
      <text:p text:style-name="P19"><text:bookmark text:name="_fciz4iucqb7d"/>Topic Checklist</text:p>
      <text:list xml:id="list2717292041" text:style-name="WWNum2">
        <text:list-item>
          <text:p text:style-name="P9">(We’ve described the course as one that contains these topics)</text:p>
        </text:list-item>
        <text:list-item>
          <text:p text:style-name="P9">✅Object Oriented Programming</text:p>
        </text:list-item>
        <text:list-item>
          <text:p text:style-name="P9">✅Databases</text:p>
        </text:list-item>
        <text:list-item>
          <text:p text:style-name="P9">✅Regular Expressions</text:p>
        </text:list-item>
        <text:list-item>
          <text:p text:style-name="P9">✅Network Programming &amp; Using Web Services</text:p>
        </text:list-item>
        <text:list-item>
          <text:p text:style-name="P9">✅Data Visualization</text:p>
        </text:list-item>
      </text:list>
      <text:p text:style-name="P20"><text:bookmark text:name="_x41xrda96122"/>Weeks</text:p>
      <text:p text:style-name="Heading_20_3"><text:bookmark text:name="_8woitbe5evgz"/><text:span text:style-name="T7">Week 1</text:span> Reading and Writing Data</text:p>
      <text:list xml:id="list2329139708" text:style-name="WWNum3">
        <text:list-item>
          <text:p text:style-name="P10">Outline</text:p>
          <text:list>
            <text:list-item>
              <text:p text:style-name="P1">Course preview: demonstrate an app with all the concepts from the rest of the course</text:p>
            </text:list-item>
            <text:list-item>
              <text:p text:style-name="P1">This week we’ll be talking about data</text:p>
            </text:list-item>
            <text:list-item>
              <text:p text:style-name="P1">Review programming-1, recall what lists and dicts are</text:p>
            </text:list-item>
            <text:list-item>
              <text:p text:style-name="P1">Review programming-1, walk through an example reading file from disk</text:p>
              <text:list>
                <text:list-item>
                  <text:p text:style-name="P12">Structuring data: could put it all in a list. But a dict of dicts is better to deal with. Weather api– if searching a list, you would need to traverse everything, which is less organized than weather[‘seattle’][‘12-06-2022’]</text:p>
                </text:list-item>
              </text:list>
            </text:list-item>
            <text:list-item>
              <text:p text:style-name="P1">Data, like a list of temperatures in the forecast for the next few days</text:p>
            </text:list-item>
            <text:list-item>
              <text:p text:style-name="P1"><text:soft-page-break/>When programs store data, one common way to store on disk is a format called json. You can open a json file and visually see the structure. When read by Python, it will turn into lists and dicts.</text:p>
            </text:list-item>
            <text:list-item>
              <text:p text:style-name="P1">So if we write a program that can read and write json files, it will be useful for communicating between programs</text:p>
            </text:list-item>
            <text:list-item>
              <text:p text:style-name="P1">And can read from online programs by reading from a “web api”</text:p>
            </text:list-item>
          </text:list>
        </text:list-item>
        <text:list-item>
          <text:p text:style-name="P10">Code Examples (some provided by us, some left to be written by students)</text:p>
          <text:list>
            <text:list-item>
              <text:p text:style-name="P1">We provide map of some capital cities to lat/long, new ones can be added by student</text:p>
            </text:list-item>
            <text:list-item>
              <text:p text:style-name="P1">Read data from a provided simple json with weather data (just a list of numbers)</text:p>
            </text:list-item>
            <text:list-item>
              <text:p text:style-name="P1">Read data from a provided realistic json with weather data (complex structure)</text:p>
            </text:list-item>
            <text:list-item>
              <text:p text:style-name="P1">Read data from weather API</text:p>
              <text:list>
                <text:list-item>
                  <text:p text:style-name="P12">Comes in as a dict of dicts, so can draw on programming-1 skills</text:p>
                </text:list-item>
                <text:list-item>
                  <text:p text:style-name="P12">See the data come in and print simple list to console</text:p>
                </text:list-item>
              </text:list>
            </text:list-item>
          </text:list>
        </text:list-item>
      </text:list>
      <text:p text:style-name="Standard"/>
      <text:p text:style-name="Heading_20_3"><text:bookmark text:name="_r2f7ey37qrcm"/><text:span text:style-name="T7">Week 2</text:span> Classes and Objects</text:p>
      <text:list xml:id="list152759292248121" text:continue-numbering="true" text:style-name="WWNum3">
        <text:list-item>
          <text:p text:style-name="P10">Outline</text:p>
          <text:list>
            <text:list-item>
              <text:p text:style-name="P1">Introduce OOP. A class defines a ‘template’. Each instance behaves similarly to a dict with methods</text:p>
            </text:list-item>
            <text:list-item>
              <text:p text:style-name="P1">A dict is also an ‘object’ that has state and methods, but there’s not a way to add your own .x .y .myMethod()</text:p>
            </text:list-item>
            <text:list-item>
              <text:p text:style-name="P1">Point class (not perfect, but it does show how instances are independent)</text:p>
            </text:list-item>
            <text:list-item>
              <text:p text:style-name="P1">(Having a point class also gives member names like x and y which is easier to read than [0] and [1])</text:p>
            </text:list-item>
            <text:list-item>
              <text:p text:style-name="P1">You can make a list of Point instances</text:p>
            </text:list-item>
            <text:list-item>
              <text:p text:style-name="P1">(Let’s say you have a list of points. having a point class vs a tuple makes it easier to not have bugs where only one coord is there, since tuples have no enforcement)</text:p>
            </text:list-item>
            <text:list-item>
              <text:p text:style-name="P1"><text:span text:style-name="T9">Recurring theme: better structuring the data is a way to have better constraints, which are a way to make code more resilient</text:span></text:p>
            </text:list-item>
            <text:list-item>
              <text:p text:style-name="P1">Classes have methods</text:p>
            </text:list-item>
            <text:list-item>
              <text:p text:style-name="P1"><text:soft-page-break/>Discuss pseudocode</text:p>
              <text:list>
                <text:list-item>
                  <text:p text:style-name="P12">Introduce pass keyword, for stubbing, a part of the transition from pseudocode to working code.</text:p>
                </text:list-item>
              </text:list>
            </text:list-item>
            <text:list-item>
              <text:p text:style-name="P1">Casing conventions, e.g. uppercase class names</text:p>
            </text:list-item>
            <text:list-item>
              <text:p text:style-name="P1">Introduce special init() method</text:p>
            </text:list-item>
          </text:list>
        </text:list-item>
        <text:list-item>
          <text:p text:style-name="P10">Code Examples (some provided by us, some left to be written by students)</text:p>
          <text:list>
            <text:list-item>
              <text:p text:style-name="P1">Point example</text:p>
              <text:list>
                <text:list-item>
                  <text:p text:style-name="P12">Point class</text:p>
                </text:list-item>
                <text:list-item>
                  <text:p text:style-name="P12">Print-current-position method</text:p>
                </text:list-item>
                <text:list-item>
                  <text:p text:style-name="P12">Get-distance-from-origin method</text:p>
                </text:list-item>
                <text:list-item>
                  <text:p text:style-name="P12">Is-y-coordinate-greater-than-10 method</text:p>
                </text:list-item>
              </text:list>
            </text:list-item>
            <text:list-item>
              <text:p text:style-name="P1">Weather example</text:p>
              <text:list>
                <text:list-item>
                  <text:p text:style-name="P12">CurrentWeather class with temperature, rain chances, pressure</text:p>
                </text:list-item>
                <text:list-item>
                  <text:p text:style-name="P12">Methods to show temperature in celsius, in fahrenheit</text:p>
                </text:list-item>
                <text:list-item>
                  <text:p text:style-name="P12">CurrentWeekWeather class with city name, day, and list of (CurrentWeather, time) tuples</text:p>
                </text:list-item>
                <text:list-item>
                  <text:p text:style-name="P12">Why is it more useful to structure the data this way? One reason is that Weather.getByCity(‘lagos’).getUpcomingDay(‘3’).temperature is easier to read than looping through the raw data. Semantics help us write code.</text:p>
                </text:list-item>
              </text:list>
            </text:list-item>
          </text:list>
        </text:list-item>
      </text:list>
      <text:p text:style-name="Standard"/>
      <text:p text:style-name="Heading_20_3"><text:bookmark text:name="_bjh6us82qih6"/><text:span text:style-name="T7">Week 3</text:span> Subclasses and Error-handling</text:p>
      <text:list xml:id="list152758749588439" text:continue-numbering="true" text:style-name="WWNum3">
        <text:list-item>
          <text:p text:style-name="P10">Outline</text:p>
          <text:list>
            <text:list-item>
              <text:p text:style-name="P1">Introduce inheritance. </text:p>
            </text:list-item>
            <text:list-item>
              <text:p text:style-name="P1">Clothes example</text:p>
              <text:list>
                <text:list-item>
                  <text:p text:style-name="P12">Like an item in the shopping cart for an online clothes store</text:p>
                </text:list-item>
                <text:list-item>
                  <text:p text:style-name="P12"><text:soft-page-break/>Shirt class, init method and getCost() method. Color and pocketColor property. Cheaper if color==stripesColor.</text:p>
                </text:list-item>
                <text:list-item>
                  <text:p text:style-name="P12">Jacket class, init method and getCost() method. No pocketColor property.</text:p>
                </text:list-item>
                <text:list-item>
                  <text:p text:style-name="P12">There is some repeated code - isValidSize() ‘M’ ‘S’ ‘XL’ and isValidMaterial() and getCostPerSqrFoot().</text:p>
                </text:list-item>
                <text:list-item>
                  <text:p text:style-name="P12">Can pull this into a parent ClothingArticle class to get the shared logic and shared member vars</text:p>
                </text:list-item>
                <text:list-item>
                  <text:p text:style-name="P12">Child classes can call the parent </text:p>
                </text:list-item>
              </text:list>
            </text:list-item>
            <text:list-item>
              <text:p text:style-name="P1">Overriding and dunders</text:p>
              <text:list>
                <text:list-item>
                  <text:p text:style-name="P12">Mention that a child class can override parent methods</text:p>
                </text:list-item>
                <text:list-item>
                  <text:p text:style-name="P12">Introduce __str__ dunder, and just say that some methods are special, no need to elaborate further</text:p>
                </text:list-item>
              </text:list>
            </text:list-item>
            <text:list-item>
              <text:p text:style-name="P1">Exceptions</text:p>
              <text:list>
                <text:list-item>
                  <text:p text:style-name="P12">Try, except, raise</text:p>
                </text:list-item>
                <text:list-item>
                  <text:p text:style-name="P12">Good for parsing ints. TypeError or generic Exception.</text:p>
                </text:list-item>
                <text:list-item>
                  <text:p text:style-name="P12">isValidMaterial can raise instead of returning an error value all of the way back to the caller</text:p>
                </text:list-item>
              </text:list>
            </text:list-item>
            <text:list-item>
              <text:p text:style-name="P1">So far you’ve seen smallish classes. But from now on we’ll focus on larger classes that refer to other classes, since that shows the value of OOP even better.</text:p>
              <text:list>
                <text:list-item>
                  <text:p text:style-name="P12">Show an example: madlibs class. Base class does substitution. One implementation asks input from user. One implementation pulls from random list.</text:p>
                </text:list-item>
                <text:list-item>
                  <text:p text:style-name="P12">Note that they share the same “interface”.</text:p>
                </text:list-item>
              </text:list>
            </text:list-item>
            <text:list-item>
              <text:p text:style-name="P1">What are cases for OOP? (we won’t cover all of these, but for reference)</text:p>
              <text:list>
                <text:list-item>
                  <text:p text:style-name="P12">carve the problem space into separate places, to solve separate problems</text:p>
                </text:list-item>
                <text:list-item>
                  <text:p text:style-name="P12">interfaces + encapsulation, hides details+allows future implementation changes</text:p>
                </text:list-item>
                <text:list-item>
                  <text:p text:style-name="P12">don't have to pass as much state as params</text:p>
                </text:list-item>
                <text:list-item>
                  <text:p text:style-name="P12">concept of nouns+verbs</text:p>
                </text:list-item>
                <text:list-item>
                  <text:p text:style-name="P12">polymorphism/easy to extend if all use same interface</text:p>
                </text:list-item>
                <text:list-item>
                  <text:p text:style-name="P12"><text:soft-page-break/>inheritance can be a way to reuse code</text:p>
                </text:list-item>
                <text:list-item>
                  <text:p text:style-name="P12">typesafety and vscode autocomplete</text:p>
                </text:list-item>
              </text:list>
            </text:list-item>
          </text:list>
        </text:list-item>
        <text:list-item>
          <text:p text:style-name="P10">Code Examples (some provided by us, some left to be written by students)</text:p>
          <text:list>
            <text:list-item>
              <text:p text:style-name="P1">Parse an int and give it better error handling</text:p>
            </text:list-item>
            <text:list-item>
              <text:p text:style-name="P1">Example where deeply nested in functions and raising an Error to mark an error condition is simpler than passing return value</text:p>
            </text:list-item>
          </text:list>
        </text:list-item>
        <text:list-item>
          <text:p text:style-name="P10"><text:span text:style-name="T12">COURSE PROJECT: OBJECT-ORIENTED COURSE MANAGER </text:span></text:p>
          <text:list>
            <text:list-item>
              <text:p text:style-name="P1">We provide a non--oop course manager, take programming-1 example trimmed down to the courses part</text:p>
            </text:list-item>
            <text:list-item>
              <text:p text:style-name="P1">Still has read/write json file</text:p>
            </text:list-item>
            <text:list-item>
              <text:p text:style-name="P1">We provide an empty CourseManager class with stubbed out methods viewCourses, addCourse, removeCourse, editNumberOfCredits</text:p>
            </text:list-item>
            <text:list-item>
              <text:p text:style-name="P1">We provide it hooked up to a console UI</text:p>
            </text:list-item>
            <text:list-item>
              <text:p text:style-name="P1">Students will</text:p>
              <text:list>
                <text:list-item>
                  <text:p text:style-name="P12">Implement class methods by pasting code from prior implementation</text:p>
                </text:list-item>
                <text:list-item>
                  <text:p text:style-name="P12">Add a new method editCourseName and implement it </text:p>
                </text:list-item>
                <text:list-item>
                  <text:p text:style-name="P12">Add a new method editNumberOfCredits and implement it </text:p>
                  <text:list>
                    <text:list-item>
                      <text:p text:style-name="P14">Number of credits must be an integer, and program must use try catch to handle non-integer input</text:p>
                    </text:list-item>
                  </text:list>
                </text:list-item>
              </text:list>
            </text:list-item>
          </text:list>
        </text:list-item>
      </text:list>
      <text:p text:style-name="Standard"/>
      <text:p text:style-name="Heading_20_3"><text:bookmark text:name="_2q6qeo70isig"/><text:span text:style-name="T7">Week 4</text:span> SQL and Data Visualization</text:p>
      <text:p text:style-name="Standard"/>
      <text:list xml:id="list152758614899946" text:continue-numbering="true" text:style-name="WWNum3">
        <text:list-item>
          <text:p text:style-name="P10">Outline</text:p>
          <text:list>
            <text:list-item>
              <text:p text:style-name="P1">Sql</text:p>
              <text:list>
                <text:list-item>
                  <text:p text:style-name="P12">Discuss ‘querying data’</text:p>
                  <text:list>
                    <text:list-item>
                      <text:p text:style-name="P14"><text:soft-page-break/>Recall the clothes example, Shirts, colors, pocketColors.</text:p>
                    </text:list-item>
                    <text:list-item>
                      <text:p text:style-name="P14">How would we do a search where we want to look for all in the list with Size=M, color=White?</text:p>
                    </text:list-item>
                    <text:list-item>
                      <text:p text:style-name="P14">Quickly move on from this example (the structures there had inheritance parents/children but sql is flat)</text:p>
                    </text:list-item>
                    <text:list-item>
                      <text:p text:style-name="P14">Or what if we had a data set with world cup player names, minutes played, goals scored, shots on goal, yellow cards, red cards, country, appearances?</text:p>
                    </text:list-item>
                    <text:list-item>
                      <text:p text:style-name="P14">Show code example with a list of player stats instances</text:p>
                    </text:list-item>
                    <text:list-item>
                      <text:p text:style-name="P14">Show the loops to filter that way, builds off of filters in programming-1</text:p>
                    </text:list-item>
                    <text:list-item>
                      <text:p text:style-name="P14">What if there were a concise way to express that, rather than lots of lines of code</text:p>
                    </text:list-item>
                  </text:list>
                </text:list-item>
                <text:list-item>
                  <text:p text:style-name="P12">And what if a schema could enforce structure, since python’s lists are too flexible</text:p>
                </text:list-item>
                <text:list-item>
                  <text:p text:style-name="P12">Show writing sql queries: from country x and position = y and appearances &gt; 10</text:p>
                </text:list-item>
                <text:list-item>
                  <text:p text:style-name="P12">Limit 5, Order by goals_scored desc</text:p>
                </text:list-item>
                <text:list-item>
                  <text:p text:style-name="P12">Insert, update, delete</text:p>
                </text:list-item>
                <text:list-item>
                  <text:p text:style-name="P12"><text:span text:style-name="T10">Tool: </text:span><text:a xlink:type="simple" xlink:href="https://sqlbolt.com/" text:style-name="ListLabel_20_29" text:visited-style-name="ListLabel_20_29"><text:span text:style-name="T6">https://sqlbolt.com/</text:span></text:a></text:p>
                </text:list-item>
              </text:list>
            </text:list-item>
            <text:list-item>
              <text:p text:style-name="P1"><text:span text:style-name="T10">Data vis</text:span></text:p>
              <text:list>
                <text:list-item>
                  <text:p text:style-name="P12"><text:span text:style-name="T10">Show how to install matplotlib</text:span></text:p>
                </text:list-item>
                <text:list-item>
                  <text:p text:style-name="P12"><text:span text:style-name="T10">Show scatter plot with shots on goal vs time played. Should be a trend upwards, more time someone plays = more time for them to take shots. And can identify really good young players.</text:span></text:p>
                </text:list-item>
              </text:list>
            </text:list-item>
          </text:list>
        </text:list-item>
        <text:list-item>
          <text:p text:style-name="P10">Code Examples (some provided by us, some left to be written by students)</text:p>
          <text:list>
            <text:list-item>
              <text:p text:style-name="P1">SQL</text:p>
              <text:list>
                <text:list-item>
                  <text:p text:style-name="P12">Create fake players for a fake new country and add data for them</text:p>
                </text:list-item>
                <text:list-item>
                  <text:p text:style-name="P12">Update one of the fake players to give them a goal, they just scored</text:p>
                </text:list-item>
                <text:list-item>
                  <text:p text:style-name="P12">Delete the fake players you added while keeping rest of data intact</text:p>
                </text:list-item>
              </text:list>
            </text:list-item>
            <text:list-item>
              <text:p text:style-name="P1">Data vis.</text:p>
              <text:list>
                <text:list-item>
                  <text:p text:style-name="P12"><text:soft-page-break/>We provide a bar chart showing number of apps for players in a country. Modify it to show number of goals in a different country.</text:p>
                </text:list-item>
                <text:list-item>
                  <text:p text:style-name="P12">We provide <text:span text:style-name="T10">scatter plot with shots on goal vs time played. Draw the plot again with your fake players. Draw plot with goals scored vs time played, maybe there is a trend there too. Draw plot with yellow cards vs shots on goal, would be interesting to see if players that foul also better scorers? Send your fun discoveries out to discord!</text:span></text:p>
                </text:list-item>
              </text:list>
            </text:list-item>
          </text:list>
        </text:list-item>
      </text:list>
      <text:p text:style-name="P5"/>
      <text:p text:style-name="Heading_20_3"><text:bookmark text:name="_pxjt1ht2f4yr"/><text:span text:style-name="T7">Week 5</text:span> (Midterm Project)</text:p>
      <text:list xml:id="list152758446230403" text:continue-numbering="true" text:style-name="WWNum3">
        <text:list-item>
          <text:p text:style-name="P10"><text:span text:style-name="T12">MIDTERM PROJECT: OBJECT-ORIENTED MICROPROCESSOR (autogradable)</text:span></text:p>
          <text:list>
            <text:list-item>
              <text:p text:style-name="P1">Build on <text:s/><text:a xlink:type="simple" xlink:href="https://github.com/kiboschool/microprocessor-simulation" text:style-name="ListLabel_20_29" text:visited-style-name="ListLabel_20_29"><text:span text:style-name="T6">https://github.com/kiboschool/microprocessor-simulation</text:span></text:a></text:p>
            </text:list-item>
            <text:list-item>
              <text:p text:style-name="P1">Make a Microprocessor class that has a method runInstruction() and helper methods for implementing the ops</text:p>
            </text:list-item>
            <text:list-item>
              <text:p text:style-name="P1">Get it working so that it can run the prior examples</text:p>
            </text:list-item>
            <text:list-item>
              <text:p text:style-name="P1">Then add a new feature</text:p>
              <text:list>
                <text:list-item>
                  <text:p text:style-name="P12">instead of a number can put the special string <text:span text:style-name="T7">askForInput </text:span>to get a number. Enforce valid integer.</text:p>
                </text:list-item>
                <text:list-item>
                  <text:p text:style-name="P12">instead of a number can put the special string <text:span text:style-name="T7">result </text:span>to the refer to previous number computed</text:p>
                </text:list-item>
                <text:list-item>
                  <text:p text:style-name="P12">(this will have to be state on the class)</text:p>
                </text:list-item>
                <text:list-item>
                  <text:p text:style-name="P12">So you could say {add 4, 5}, {add result, 5}, {print result}</text:p>
                </text:list-item>
                <text:list-item>
                  <text:p text:style-name="P12">This way you can make it do real computation</text:p>
                </text:list-item>
                <text:list-item>
                  <text:p text:style-name="P12">We’ll give a little demo ‘program’ to do something like convert celsius to fahrenheit and print answer</text:p>
                </text:list-item>
              </text:list>
            </text:list-item>
            <text:list-item>
              <text:p text:style-name="P1">Don’t worry about making any other classes (each operation could be a class (e.g. a base class could parse input into a list that children interpret) but it doesn’t need to be (there will still be an if-then mapping opname to logic, just earlier))</text:p>
            </text:list-item>
            <text:list-item>
              <text:p text:style-name="P1">Benefit of OOP for this:</text:p>
              <text:list>
                <text:list-item>
                  <text:p text:style-name="P12">state is confined to one place</text:p>
                </text:list-item>
                <text:list-item>
                  <text:p text:style-name="P12">Could make a child class that logs</text:p>
                </text:list-item>
                <text:list-item>
                  <text:p text:style-name="P12">Could make a child class that measures stats</text:p>
                </text:list-item>
              </text:list>
            </text:list-item>
            <text:list-item>
              <text:p text:style-name="P1">Make a child class of the microprocessor that writes the <text:span text:style-name="T7">result</text:span> down into a file each time.</text:p>
            </text:list-item>
          </text:list>
        </text:list-item>
      </text:list>
      <text:p text:style-name="Standard"><text:soft-page-break/></text:p>
      <text:p text:style-name="Heading_20_3"><text:bookmark text:name="_t2vjn633g949"/><text:span text:style-name="T7">Week 6</text:span> Debugging</text:p>
      <text:p text:style-name="Standard"/>
      <text:list xml:id="list152759158470026" text:continue-numbering="true" text:style-name="WWNum3">
        <text:list-item>
          <text:p text:style-name="P10">Outline</text:p>
          <text:list>
            <text:list-item>
              <text:p text:style-name="P1">Theme for this week is “how to explore code”, 1) investigate a bug, 2) investigate another body of code to learn how it works 3) readability considerations</text:p>
            </text:list-item>
            <text:list-item>
              <text:p text:style-name="P1">Show print debugging</text:p>
              <text:list>
                <text:list-item>
                  <text:p text:style-name="P12">Tips like pretty-print, dump all local vars, dump object’s __dict__, repr to see whitespace chars</text:p>
                </text:list-item>
              </text:list>
            </text:list-item>
            <text:list-item>
              <text:p text:style-name="P1">Show stop-the-world debugging</text:p>
              <text:list>
                <text:list-item>
                  <text:p text:style-name="P12">PythonTutor helps show this</text:p>
                </text:list-item>
                <text:list-item>
                  <text:p text:style-name="P12">Useful for duck typing scenarios when you don’t know the object</text:p>
                </text:list-item>
              </text:list>
            </text:list-item>
            <text:list-item>
              <text:p text:style-name="P1">Discuss ways to organize code that make it harder vs easier to read</text:p>
            </text:list-item>
            <text:list-item>
              <text:p text:style-name="P1">Discuss ways to explore large codebases, even those in a different language</text:p>
              <text:list>
                <text:list-item>
                  <text:p text:style-name="P12">Search for strings and work backwards</text:p>
                </text:list-item>
                <text:list-item>
                  <text:p text:style-name="P12">print-trace-debugging to see what is getting executed. Or log to a file for ui programs.</text:p>
                </text:list-item>
                <text:list-item>
                  <text:p text:style-name="P12">Find-in-files is useful, limit file types e.g. to not include docs/css</text:p>
                </text:list-item>
                <text:list-item>
                  <text:p text:style-name="P12">Drill down using VsCode F12. And go higher by using callers with ‘find references’.</text:p>
                </text:list-item>
                <text:list-item>
                  <text:p text:style-name="P12">Large projects are often lots of puzzle pieces fitting together.</text:p>
                </text:list-item>
                <text:list-item>
                  <text:p text:style-name="P12">Thoroughly learn something by porting it to a new platform</text:p>
                </text:list-item>
                <text:list-item>
                  <text:p text:style-name="P12">Sometimes looking for main() at the top works, sometimes it doesn’t</text:p>
                </text:list-item>
                <text:list-item>
                  <text:p text:style-name="P12">Some languages have braces. Some languages need a compilation step.</text:p>
                </text:list-item>
                <text:list-item>
                  <text:p text:style-name="P12">Changing strings is a way to ensure your changes are working</text:p>
                </text:list-item>
                <text:list-item>
                  <text:p text:style-name="P12"><text:soft-page-break/>Write a little script to call into one low-level part of the program to see if it can be run independently</text:p>
                </text:list-item>
              </text:list>
            </text:list-item>
          </text:list>
        </text:list-item>
      </text:list>
      <text:p text:style-name="P16"/>
      <text:list xml:id="list152759591401474" text:continue-numbering="true" text:style-name="WWNum3">
        <text:list-item>
          <text:p text:style-name="P10">Code Examples (some provided by us, some left to be written by students)</text:p>
          <text:list>
            <text:list-item>
              <text:p text:style-name="P1">Lab: fix a bug in a provided nontrivial codebase</text:p>
            </text:list-item>
            <text:list-item>
              <text:p text:style-name="P1">Possibly: take the midterm project from another student, and add a feature to it, while keeping it running and preserving the style</text:p>
            </text:list-item>
            <text:list-item>
              <text:p text:style-name="P1">Split into separate functions and files</text:p>
            </text:list-item>
            <text:list-item>
              <text:p text:style-name="P1">Write documentation - docstrings, comments, improve variable names</text:p>
            </text:list-item>
          </text:list>
        </text:list-item>
      </text:list>
      <text:p text:style-name="Standard"/>
      <text:p text:style-name="Heading_20_3"><text:bookmark text:name="_ixqtullhibjq"/><text:span text:style-name="T7">Week 7</text:span> Tests and Refactoring</text:p>
      <text:p text:style-name="Standard"/>
      <text:list xml:id="list152759642826045" text:continue-numbering="true" text:style-name="WWNum3">
        <text:list-item>
          <text:p text:style-name="P10">Outline</text:p>
          <text:list>
            <text:list-item>
              <text:p text:style-name="P1">Introduce testing</text:p>
            </text:list-item>
            <text:list-item>
              <text:p text:style-name="P1">Show testing examples</text:p>
            </text:list-item>
            <text:list-item>
              <text:p text:style-name="P1">Introduce refactoring (incorporating thoughts on readability from week 6)</text:p>
              <text:list>
                <text:list-item>
                  <text:p text:style-name="P12">New theme - higher level of thinking about coding, not just what, but why. Rob: Decomposition, Objects, what is ‘good’, why certain strategies / tips help to avoid kinds of problems</text:p>
                </text:list-item>
                <text:list-item>
                  <text:p text:style-name="P12">Refactoring to reuse code. We’ve seen lots of places in the CourseManager project that show a list, edit, remove. Could create one ListManager, that would be more complicated, but would also eliminate lots of code. Note that more branches = more possible bugs, where as passing in plain data is often safer.</text:p>
                </text:list-item>
              </text:list>
            </text:list-item>
            <text:list-item>
              <text:p text:style-name="P1">Discuss how testing can help with refactoring (pinning)</text:p>
            </text:list-item>
            <text:list-item>
              <text:p text:style-name="P1">Writing test cases on the boundaries to catch the most bugs</text:p>
            </text:list-item>
            <text:list-item>
              <text:p text:style-name="P1">Writing test cases where the branches are to catch the most bugs (follow each branch, ‘coverage’)</text:p>
            </text:list-item>
            <text:list-item>
              <text:p text:style-name="P1">Writing test cases whenever a bug has been identified, that indicates it’s a weak part</text:p>
            </text:list-item>
            <text:list-item>
              <text:p text:style-name="P1">Discuss assert (for checking data) and how it makes code less fragile</text:p>
            </text:list-item>
            <text:list-item>
              <text:p text:style-name="P1"><text:soft-page-break/>Convert from position parameters to named parameters - named params can be less fragile</text:p>
            </text:list-item>
          </text:list>
        </text:list-item>
        <text:list-item>
          <text:p text:style-name="P10">Code Examples (some provided by us, some left to be written by students)</text:p>
          <text:list>
            <text:list-item>
              <text:p text:style-name="P1">We provide a buggy “microprocessor” implementation. Write tests to identify that bugs, and fix them</text:p>
            </text:list-item>
          </text:list>
        </text:list-item>
        <text:list-item>
          <text:p text:style-name="P10"><text:span text:style-name="T12">COURSE PROJECT: OBJECT-ORIENTED CLOTHING STORE</text:span></text:p>
          <text:list>
            <text:list-item>
              <text:p text:style-name="P1">Similar skills as the CourseManager final project from programming-1.</text:p>
            </text:list-item>
            <text:list-item>
              <text:p text:style-name="P1"><text:span text:style-name="T13">We can make this simple - it’s just an end-of-week project.</text:span></text:p>
            </text:list-item>
            <text:list-item>
              <text:p text:style-name="P1">Flow: Run console app. See options View Shirts, View Hats, View Shoes, View Cart, Buy Items in Cart, View Previous Purchases</text:p>
              <text:list>
                <text:list-item>
                  <text:p text:style-name="P12">When Viewing, can Add To Cart</text:p>
                </text:list-item>
                <text:list-item>
                  <text:p text:style-name="P12">Pick a Quantity and parseInt on it</text:p>
                </text:list-item>
                <text:list-item>
                  <text:p text:style-name="P12">Totalling the cart cost does demo a nice polymorphism property of just calling .getPrice() on everything</text:p>
                </text:list-item>
                <text:list-item>
                  <text:p text:style-name="P12">When completing purchase</text:p>
                  <text:list>
                    <text:list-item>
                      <text:p text:style-name="P14">Persist simple object with Price, DatePurchased, Quantity, Item Description</text:p>
                    </text:list-item>
                    <text:list-item>
                      <text:p text:style-name="P14">Can save to json</text:p>
                    </text:list-item>
                    <text:list-item>
                      <text:p text:style-name="P14">Can also save by inserting rows to a db to sqlite</text:p>
                    </text:list-item>
                  </text:list>
                </text:list-item>
                <text:list-item>
                  <text:p text:style-name="P12">No need for more features: no need to persist anything else, no read from inventory json, no need for counting stock/inventory, compute prices, sales/10% off coupon</text:p>
                </text:list-item>
              </text:list>
            </text:list-item>
          </text:list>
        </text:list-item>
        <text:list-item>
          <text:p text:style-name="P10">We’ll provide many tests, student must write a couple of their own (which we can meta-test if we enforce the test looks a certain way) </text:p>
        </text:list-item>
      </text:list>
      <text:p text:style-name="P6"/>
      <text:p text:style-name="Heading_20_3"><text:bookmark text:name="_8fagcz49j8qc"/><text:span text:style-name="T7">Week 8 </text:span>Abstraction</text:p>
      <text:p text:style-name="Standard"/>
      <text:list xml:id="list152758474712270" text:continue-numbering="true" text:style-name="WWNum3">
        <text:list-item>
          <text:p text:style-name="P10">Outline</text:p>
          <text:list>
            <text:list-item>
              <text:p text:style-name="P1">(We can also use this week as a buffer depending on progress of previous classes)</text:p>
            </text:list-item>
            <text:list-item>
              <text:p text:style-name="P1"><text:soft-page-break/>(Go back to the “ways OOP helps us write code” list above)</text:p>
            </text:list-item>
            <text:list-item>
              <text:p text:style-name="P1">Helper functions (easier to discuss by showing examples)</text:p>
              <text:list>
                <text:list-item>
                  <text:p text:style-name="P12">Writing to a text file takes a few lines of code, what if you use that a lot?</text:p>
                </text:list-item>
                <text:list-item>
                  <text:p text:style-name="P12">Reading weather from a certain city takes a few lines of code, make a helper</text:p>
                  <text:list>
                    <text:list-item>
                      <text:p text:style-name="P14">And abstract it again to use another helper that reads json from any api and parses the json</text:p>
                    </text:list-item>
                  </text:list>
                </text:list-item>
                <text:list-item>
                  <text:p text:style-name="P12">Only fix the bug in one place. Only add the new feature in one place. DRY if possible.</text:p>
                </text:list-item>
                <text:list-item>
                  <text:p text:style-name="P12">Trade-off, you get less flexibility. But gain simplicity.</text:p>
                </text:list-item>
              </text:list>
            </text:list-item>
            <text:list-item>
              <text:p text:style-name="P1">Interfaces</text:p>
              <text:list>
                <text:list-item>
                  <text:p text:style-name="P12">Important concept that we’ll use for this week’s project and final project</text:p>
                </text:list-item>
                <text:list-item>
                  <text:p text:style-name="P12">Like helper functions, they hide the details</text:p>
                </text:list-item>
                <text:list-item>
                  <text:p text:style-name="P12">You can even switch between them though, calling code does not change</text:p>
                </text:list-item>
              </text:list>
            </text:list-item>
            <text:list-item>
              <text:p text:style-name="P1">Why do people use json?</text:p>
              <text:list>
                <text:list-item>
                  <text:p text:style-name="P12">Let’s consider a world where everything was a one-off text format</text:p>
                </text:list-item>
                <text:list-item>
                  <text:p text:style-name="P12">We’re trying to persist a simplified soccer player goals example.</text:p>
                </text:list-item>
                <text:list-item>
                  <text:p text:style-name="P12">What if there are bugs in the data coming in? Or it’s from another version of the program? Don’t want bad data structure coming in or your program will malfunction</text:p>
                </text:list-item>
                <text:list-item>
                  <text:p text:style-name="P12">Light discussion of regex as to how to parse the input, say tab-delimited and # of goals is an integer</text:p>
                  <text:list>
                    <text:list-item>
                      <text:p text:style-name="P14">regexone.com</text:p>
                    </text:list-item>
                  </text:list>
                </text:list-item>
                <text:list-item>
                  <text:p text:style-name="P12">That would be quicker than parsing into vars and checking if int, # of fields, etc</text:p>
                </text:list-item>
                <text:list-item>
                  <text:p text:style-name="P12">But still needs a custom regex.</text:p>
                </text:list-item>
                <text:list-item>
                  <text:p text:style-name="P12">JSON though is a great way to not need to write the regex</text:p>
                </text:list-item>
              </text:list>
            </text:list-item>
            <text:list-item>
              <text:p text:style-name="P1">Examples</text:p>
              <text:list>
                <text:list-item>
                  <text:p text:style-name="P12"><text:soft-page-break/>persist() and load() can be abstract methods– different implementations</text:p>
                  <text:list>
                    <text:list-item>
                      <text:p text:style-name="P14">We’re persisting some data but we were beginning programmers and wrote it to a text file format</text:p>
                    </text:list-item>
                    <text:list-item>
                      <text:p text:style-name="P14">We then realized we can use JSON (easier parsing)</text:p>
                    </text:list-item>
                    <text:list-item>
                      <text:p text:style-name="P14">We then realized we can use sql (better enforces structure)</text:p>
                    </text:list-item>
                    <text:list-item>
                      <text:p text:style-name="P14">Because persist() and load() were abstract methods, the calling code didn’t need to change as we made these changes</text:p>
                    </text:list-item>
                  </text:list>
                </text:list-item>
                <text:list-item>
                  <text:p text:style-name="P12">One way we abstract on writing to db is an ‘orm’</text:p>
                </text:list-item>
                <text:list-item>
                  <text:p text:style-name="P12">render() can be an abstract method </text:p>
                  <text:list>
                    <text:list-item>
                      <text:p text:style-name="P14">Render to console,</text:p>
                    </text:list-item>
                    <text:list-item>
                      <text:p text:style-name="P14">Render using PIL to save a png to disk</text:p>
                    </text:list-item>
                  </text:list>
                </text:list-item>
              </text:list>
            </text:list-item>
            <text:list-item>
              <text:p text:style-name="P1">Abstraction/interfaces are a key part of code quality</text:p>
            </text:list-item>
            <text:list-item>
              <text:p text:style-name="P1">Rob’s thoughts on code quality:</text:p>
              <text:list>
                <text:list-item>
                  <text:p text:style-name="P12">Heuristic measures of ‘good’ code…</text:p>
                  <text:list>
                    <text:list-item>
                      <text:p text:style-name="P14">How easy is it to change?</text:p>
                    </text:list-item>
                    <text:list-item>
                      <text:p text:style-name="P14">How easy is it for someone else to understand?</text:p>
                    </text:list-item>
                    <text:list-item>
                      <text:p text:style-name="P14">Linter warnings</text:p>
                    </text:list-item>
                    <text:list-item>
                      <text:p text:style-name="P14">Lines of code</text:p>
                    </text:list-item>
                  </text:list>
                </text:list-item>
                <text:list-item>
                  <text:p text:style-name="P12">How fast is your code? Objective measures of ‘good’ code…</text:p>
                  <text:list>
                    <text:list-item>
                      <text:p text:style-name="P14">Runtime / benchmarking speed</text:p>
                    </text:list-item>
                    <text:list-item>
                      <text:p text:style-name="P14">Memory / benchmarking RAM</text:p>
                    </text:list-item>
                    <text:list-item>
                      <text:p text:style-name="P14">Kinds of operations / slowness</text:p>
                    </text:list-item>
                  </text:list>
                </text:list-item>
                <text:list-item>
                  <text:p text:style-name="P12">How correct is your code?</text:p>
                  <text:list>
                    <text:list-item>
                      <text:p text:style-name="P14"><text:soft-page-break/>Does it pass the tests?</text:p>
                    </text:list-item>
                    <text:list-item>
                      <text:p text:style-name="P14">Do the tests check all the possible ways your program could be used?</text:p>
                    </text:list-item>
                    <text:list-item>
                      <text:p text:style-name="P14">Are there other ways your program could be correct or incorrect?</text:p>
                    </text:list-item>
                  </text:list>
                </text:list-item>
                <text:list-item>
                  <text:p text:style-name="P12">How good is your application?</text:p>
                  <text:list>
                    <text:list-item>
                      <text:p text:style-name="P14">Does it have all the good features?</text:p>
                    </text:list-item>
                    <text:list-item>
                      <text:p text:style-name="P14">What features does it have that it should not?</text:p>
                    </text:list-item>
                  </text:list>
                </text:list-item>
              </text:list>
            </text:list-item>
          </text:list>
        </text:list-item>
        <text:list-item>
          <text:p text:style-name="P10"><text:span text:style-name="T12">COURSE PROJECT: REFACTORED PHONE BOOK (guided, autogradable, student barely writes new code)</text:span></text:p>
          <text:list>
            <text:list-item>
              <text:p text:style-name="P1">GUIDED PHONE BOOK REFACTORING, Repo already exists</text:p>
              <text:list>
                <text:list-item>
                  <text:p text:style-name="P12">Make it into OOP</text:p>
                </text:list-item>
                <text:list-item>
                  <text:p text:style-name="P12">Abstraction comes into play – we changed the implementation and calling code+tests do not change!</text:p>
                </text:list-item>
                <text:list-item>
                  <text:p text:style-name="P12">We added a feature for inverse lookup</text:p>
                </text:list-item>
                <text:list-item>
                  <text:p text:style-name="P12">Tests still pass</text:p>
                </text:list-item>
                <text:list-item>
                  <text:p text:style-name="P12">Student writes a new test, say for the new inverse lookup feature</text:p>
                </text:list-item>
                <text:list-item>
                  <text:p text:style-name="P12">(one testing principle is not to have too many implementation assumptions, test the public interface if possible)</text:p>
                </text:list-item>
              </text:list>
            </text:list-item>
          </text:list>
        </text:list-item>
      </text:list>
      <text:p text:style-name="P17"/>
      <text:p text:style-name="Standard"/>
      <text:p text:style-name="Standard"/>
      <text:p text:style-name="Heading_20_3"><text:bookmark text:name="_b2obouvtxg38"/><text:span text:style-name="T7">Week 9 </text:span>Advanced Topics</text:p>
      <text:p text:style-name="Standard"/>
      <text:list xml:id="list152759708594226" text:continue-numbering="true" text:style-name="WWNum3">
        <text:list-item>
          <text:p text:style-name="P10">Outline</text:p>
          <text:list>
            <text:list-item>
              <text:p text:style-name="P1">(We can also use this week as a buffer depending on progress of previous classes)</text:p>
            </text:list-item>
            <text:list-item>
              <text:p text:style-name="P1"><text:soft-page-break/>(Don’t put “images” in the week topic, because we might rush the images part depending on class progress)</text:p>
            </text:list-item>
            <text:list-item>
              <text:p text:style-name="P1">Review previous weeks</text:p>
            </text:list-item>
            <text:list-item>
              <text:p text:style-name="P1">Render to a graphical user interface</text:p>
              <text:list>
                <text:list-item>
                  <text:p text:style-name="P12">mention the terms GUI, pygame, tkinter, pyqt</text:p>
                </text:list-item>
                <text:list-item>
                  <text:p text:style-name="P12">go no further unless there’s time.</text:p>
                </text:list-item>
              </text:list>
            </text:list-item>
            <text:list-item>
              <text:p text:style-name="P1">Running a process - will be used by tic-tac-toe example to show the image</text:p>
            </text:list-item>
            <text:list-item>
              <text:p text:style-name="P1">Drawing with PIL</text:p>
            </text:list-item>
            <text:list-item>
              <text:p text:style-name="P1">Measurement / benchmarking / algorithms</text:p>
              <text:list>
                <text:list-item>
                  <text:p text:style-name="P12">Speed of reading from internet vs reading disk vs reading from memory</text:p>
                </text:list-item>
                <text:list-item>
                  <text:p text:style-name="P12">Dicts are usually faster than lists that have to loop</text:p>
                </text:list-item>
                <text:list-item>
                  <text:p text:style-name="P12">Sets are a way to have a dict that just indicates presence</text:p>
                </text:list-item>
              </text:list>
            </text:list-item>
            <text:list-item>
              <text:p text:style-name="P1">If time, mention type safety</text:p>
              <text:list>
                <text:list-item>
                  <text:p text:style-name="P12">(quickly show code but no runnable exercise or replit because it’s not worth spending time on yet)</text:p>
                </text:list-item>
              </text:list>
            </text:list-item>
            <text:list-item>
              <text:p text:style-name="P1">If time, comprehensions?</text:p>
            </text:list-item>
            <text:list-item>
              <text:p text:style-name="P1">If time, look at a nontrivial open source project</text:p>
            </text:list-item>
          </text:list>
        </text:list-item>
        <text:list-item>
          <text:p text:style-name="P10">Code Examples (some provided by us, some left to be written by students)</text:p>
          <text:list>
            <text:list-item>
              <text:p text:style-name="P1">Example running a process</text:p>
            </text:list-item>
            <text:list-item>
              <text:p text:style-name="P1">Example running a process - to show an image - </text:p>
              <text:list>
                <text:list-item>
                  <text:p text:style-name="P12">eog test.jpg mspaint test.jpg open test.jpg <text:s/>open -a test.jpg qlmanage -p filename.jpg</text:p>
                </text:list-item>
              </text:list>
            </text:list-item>
            <text:list-item>
              <text:p text:style-name="P1">Example drawing lines/rect/circle/other pngs with PIL and saving to png</text:p>
            </text:list-item>
            <text:list-item>
              <text:p text:style-name="P1">Student can draw a shape</text:p>
            </text:list-item>
          </text:list>
        </text:list-item>
      </text:list>
      <text:p text:style-name="Standard"><text:soft-page-break/></text:p>
      <text:p text:style-name="Heading_20_3"><text:bookmark text:name="_maybsvgjcv8g"/><text:span text:style-name="T7">Week 10</text:span> (Final Project)</text:p>
      <text:p text:style-name="Standard"/>
      <text:list xml:id="list1182650499" text:style-name="WWNum1">
        <text:list-item>
          <text:p text:style-name="P11"><text:span text:style-name="T12">FINAL PROJECT option 1: OBJECT-ORIENTED TIC TAC TOE </text:span></text:p>
          <text:list>
            <text:list-item>
              <text:p text:style-name="P2">Builds off one of the final-projects from programming-1</text:p>
            </text:list-item>
            <text:list-item>
              <text:p text:style-name="P2">Students start with a full solution to that project</text:p>
            </text:list-item>
            <text:list-item>
              <text:p text:style-name="P2">We provide a stub TicTacToeDrawer, student implements it to draw to console, and refactor code to call into that</text:p>
            </text:list-item>
            <text:list-item>
              <text:p text:style-name="P2">We provide a stub TicTacToeGame, student implements it to run the game</text:p>
            </text:list-item>
            <text:list-item>
              <text:p text:style-name="P2">First improve it to be able to save the game state to json on disk and restore at any point</text:p>
              <text:list>
                <text:list-item>
                  <text:p text:style-name="P13">Implement the save() and restore() methods, they should work independently (meaning that if we need to change how they persist in the future it shouldn’t necessitate other big changes)</text:p>
                </text:list-item>
              </text:list>
            </text:list-item>
            <text:list-item>
              <text:p text:style-name="P2">Extensibility</text:p>
              <text:list>
                <text:list-item>
                  <text:p text:style-name="P13">By writing something in an object-oriented way, it’s easy for people to make future changes, all they need to do is implement the interface</text:p>
                </text:list-item>
                <text:list-item>
                  <text:p text:style-name="P13">We’ll show extensibility by doing this - your program must ask you which mode you want to run in - console or image, and it will create a different TicTacToe drawer instance and use that throughout</text:p>
                </text:list-item>
                <text:list-item>
                  <text:p text:style-name="P13">This is a good way to show the benefit of OOP, and how the calling code is simpler</text:p>
                </text:list-item>
                <text:list-item>
                  <text:p text:style-name="P13">If there is enough time to cover PIL</text:p>
                  <text:list>
                    <text:list-item>
                      <text:p text:style-name="P15">Students will make a TicTacToeDrawer implementation that uses PIL. (create a png file, run process to show and wait for user to click X, then resumes)</text:p>
                    </text:list-item>
                  </text:list>
                </text:list-item>
                <text:list-item>
                  <text:p text:style-name="P13">If there is not enough time to cover PIL</text:p>
                  <text:list>
                    <text:list-item>
                      <text:p text:style-name="P15">Students will make a TicTacToeDrawer implementation that uses unicode characters for more-fun graphics, like “✕” and “◯”, or have fun looking for other unicode markers.</text:p>
                    </text:list-item>
                  </text:list>
                </text:list-item>
              </text:list>
            </text:list-item>
            <text:list-item>
              <text:p text:style-name="P2">Fun Challenge</text:p>
              <text:list>
                <text:list-item>
                  <text:p text:style-name="P13">make your own ticTacToeDraw that does something creative. Ideas: Makes an html file and open it / An html file with GIFs / Draws the board in a weird way / Shows your opponents board upside down to make it harder for them to enter their move / Plays sound effects / Makes it colored in the console / <text:s/>Warns you if you are about to win or lose / Vpython</text:p>
                </text:list-item>
              </text:list>
            </text:list-item>
          </text:list>
        </text:list-item>
        <text:list-item>
          <text:p text:style-name="P11"><text:span text:style-name="T12">FINAL PROJECT option 2: OBJECT-ORIENTED COURSE MANAGER</text:span></text:p>
          <text:list>
            <text:list-item>
              <text:p text:style-name="P2"><text:soft-page-break/>(do if there is time)</text:p>
            </text:list-item>
            <text:list-item>
              <text:p text:style-name="P2">Build off of the final project from programming-1</text:p>
            </text:list-item>
            <text:list-item>
              <text:p text:style-name="P2">Students can start with a full solution to that project</text:p>
              <text:list>
                <text:list-item>
                  <text:p text:style-name="P13">Take the “Course Manager” project from programming-1 and</text:p>
                  <text:list>
                    <text:list-item>
                      <text:p text:style-name="P15">Refactor it to use classes</text:p>
                    </text:list-item>
                    <text:list-item>
                      <text:p text:style-name="P15">Write tests for it</text:p>
                    </text:list-item>
                    <text:list-item>
                      <text:p text:style-name="P15">Persist to a SQL database instead of to a standard fil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33333" style:font-name="Roboto" fo:font-size="10pt" fo:language="en" fo:country="none" style:letter-kerning="false" style:font-name-asian="Roboto1" style:font-size-asian="10pt" style:language-asian="zh" style:country-asian="CN" style:font-name-complex="Robo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33333" style:font-name="Roboto" fo:font-size="10pt" fo:language="en" fo:country="none" style:letter-kerning="false" style:font-name-asian="Roboto1" style:font-size-asian="10pt" style:language-asian="zh" style:country-asian="CN" style:font-name-complex="Roboto1" style:font-size-complex="10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522a9" fo:font-size="16pt" style:font-size-asian="16pt"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ff8a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fo:font-weight="bold"/>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 style:display-name="ListLabel 29"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fo:background-color="#ffffff"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 meta:paragraph-count="324" meta:word-count="3640" meta:character-count="19926" meta:non-whitespace-character-count="16884"/>
    <meta:generator>LibreOfficeDev/6.0.5.2$Linux_X86_64 LibreOffice_project/</meta:generator>
  </office:meta>
</office:document-meta>
</file>